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7c42" officeooo:paragraph-rsid="00107c42" style:font-weight-asian="bold" style:font-weight-complex="bold"/>
    </style:style>
    <style:style style:name="P2" style:family="paragraph" style:parent-style-name="Standard">
      <style:text-properties fo:font-weight="bold" officeooo:rsid="0014b024" officeooo:paragraph-rsid="0014b024" style:font-weight-asian="bold" style:font-weight-complex="bold"/>
    </style:style>
    <style:style style:name="P3" style:family="paragraph" style:parent-style-name="Standard">
      <style:text-properties fo:font-weight="bold" officeooo:rsid="00107c42" officeooo:paragraph-rsid="00107c42" style:font-weight-asian="bold" style:font-weight-complex="bold"/>
    </style:style>
    <style:style style:name="P4" style:family="paragraph" style:parent-style-name="Standard">
      <style:text-properties fo:font-weight="bold" officeooo:rsid="0014b024" officeooo:paragraph-rsid="0014b024" style:font-weight-asian="bold" style:font-weight-complex="bold"/>
    </style:style>
    <style:style style:name="P5" style:family="paragraph" style:parent-style-name="Standard">
      <style:text-properties fo:font-weight="bold" officeooo:rsid="001aa2c9" officeooo:paragraph-rsid="001aa2c9" style:font-weight-asian="bold" style:font-weight-complex="bold"/>
    </style:style>
    <style:style style:name="P6" style:family="paragraph" style:parent-style-name="Standard">
      <style:text-properties officeooo:paragraph-rsid="00107c42"/>
    </style:style>
    <style:style style:name="T1" style:family="text">
      <style:text-properties officeooo:rsid="00168c41"/>
    </style:style>
    <style:style style:name="T2" style:family="text">
      <style:text-properties fo:font-weight="bold" officeooo:rsid="00107c42" style:font-weight-asian="bold" style:font-weight-complex="bold"/>
    </style:style>
    <style:style style:name="T3" style:family="text">
      <style:text-properties fo:font-weight="bold" officeooo:rsid="0018d43e" style:font-weight-asian="bold" style:font-weight-complex="bold"/>
    </style:style>
    <style:style style:name="T4" style:family="text">
      <style:text-properties fo:font-weight="bold" officeooo:rsid="001aa2c9"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ME: </text:p>
      <text:p text:style-name="P1"/>
      <text:p text:style-name="P1">Estimado Ayudante Corrector: Acá abajo se encuentran explicadas las cosas bacanes de este proyecto y cómo usarlas.</text:p>
      <text:p text:style-name="P1">El proyecto debería funcionar bien. En caso contrario, por favor comunicarse a: <text:a xlink:type="simple" xlink:href="mailto:lachiang@uc.cl" text:style-name="Internet_20_link" text:visited-style-name="Visited_20_Internet_20_Link">lachiang@uc.cl</text:a></text:p>
      <text:p text:style-name="P1"/>
      <text:p text:style-name="P1"/>
      <text:p text:style-name="P1"/>
      <text:p text:style-name="P1">CHAT:</text:p>
      <text:p text:style-name="P6"><text:span text:style-name="T2">-</text:span><text:span text:style-name="T3">Hay que bajar el SCROLL a MANO</text:span><text:span text:style-name="T2"> a medida que los mensajes aumentan. Siempre se verá bien, </text:span><text:span text:style-name="T3">pero hay que bajarlo </text:span><text:span text:style-name="T4">a MANO</text:span><text:span text:style-name="T2">. </text:span></text:p>
      <text:p text:style-name="P1">-El Text Box para mandar mensajes se limpia después de mandar cada mensaje.</text:p>
      <text:p text:style-name="P1">-Se despliega todo lo que dice en el enunciado.</text:p>
      <text:p text:style-name="P1">-Permite escoger un Nickname.</text:p>
      <text:p text:style-name="P1">-Manda y recibe Mensajes.</text:p>
      <text:p text:style-name="P1"/>
      <text:p text:style-name="P2">TRUCKS:</text:p>
      <text:p text:style-name="P2">DESPLIEGUE DE LA INFO:</text:p>
      <text:p text:style-name="P2">-Para desplegar la Información y el ESTADO de todos los camiones, se debe apretar el botón que dice “Obtener Info”. Con eso se despliega la información en detalle de cada camión y su Estado que muestra la última falla que le ocurrió. También en cada Estado del Camión existe un botón para mandar a arreglar.</text:p>
      <text:p text:style-name="P2">-Cada vez que se aprieta el botón Obtener Info, se renueva toda la información. Por ende, sólo es necesario apretarlo 1 vez. </text:p>
      <text:p text:style-name="P2"/>
      <text:p text:style-name="P2"/>
      <text:p text:style-name="P2">FIX: En cada Estado de cada Camión si hay alguna falla se despliega un botón para mandar a arreglarla. Mandar y recibir FIX funciona tal cual en el enunciado.</text:p>
      <text:p text:style-name="P2">- <text:span text:style-name="T1">A veces se demora en aparecer un error, pero eso depende del servidor.</text:span></text:p>
      <text:p text:style-name="P2">-<text:span text:style-name="T1">Puede que uno lo mande a arreglar, pero inmediatamente surja un NUEVO error en ese mismo Camión, por lo que en un parpadeo se mostrará el nuevo error y no se alcanzará a ver verde. </text:span></text:p>
      <text:p text:style-name="P2"/>
      <text:p text:style-name="P5">MAPA: Se despliega el MAPA, Y SE MARCA CON AZUL LA RUTA DE LOS CAMIONES. </text:p>
      <text:p text:style-name="P5">-También Hay un Marker que tiene un Mensaje. EL mensaje es que hay que apretar un Botón para que se marquen las rutas de los camiones Azules. El movimiento de los CAMIONES no lo pude lograr porque era tanta la información que se me quedaba PEGADO. Por favor, RUEGO no descontar tanto puntaje Debido a que hice lo mayor posible, pero con REACT tuve muchos problemas, he pasado 2 Noches de largo y de verdad que me costó mucho lo que logré. Muchas gracia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01:07:33.304466087</meta:creation-date>
    <dc:date>2021-10-29T05:27:07.090570443</dc:date>
    <meta:editing-duration>PT5H21M15S</meta:editing-duration>
    <meta:editing-cycles>7</meta:editing-cycles>
    <meta:generator>LibreOffice/6.4.7.2$Linux_X86_64 LibreOffice_project/40$Build-2</meta:generator>
    <meta:document-statistic meta:table-count="0" meta:image-count="0" meta:object-count="0" meta:page-count="1" meta:paragraph-count="18" meta:word-count="344" meta:character-count="1916" meta:non-whitespace-character-count="1585"/>
  </office:meta>
</office:document-meta>
</file>